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6" style:family="table">
      <style:table-properties style:width="168.54mm" fo:margin-left="1.69mm" table:align="left"/>
    </style:style>
    <style:style style:name="Table6.A" style:family="table-column">
      <style:table-column-properties style:column-width="49.21mm"/>
    </style:style>
    <style:style style:name="Table6.B" style:family="table-column">
      <style:table-column-properties style:column-width="76.2mm"/>
    </style:style>
    <style:style style:name="Table6.C" style:family="table-column">
      <style:table-column-properties style:column-width="43.13mm"/>
    </style:style>
    <style:style style:name="Table6.A1" style:family="table-cell">
      <style:table-cell-properties fo:background-color="#cccccc" fo:padding="0.97mm" fo:border-left="0.5pt solid #000000" fo:border-right="none" fo:border-top="0.5pt solid #000000" fo:border-bottom="0.5pt solid #000000">
        <style:background-image/>
      </style:table-cell-properties>
    </style:style>
    <style:style style:name="Table6.C1" style:family="table-cell">
      <style:table-cell-properties fo:background-color="#cccccc" fo:padding="0.97mm" fo:border="0.5pt solid #000000">
        <style:background-image/>
      </style:table-cell-properties>
    </style:style>
    <style:style style:name="Table6.A2" style:family="table-cell">
      <style:table-cell-properties fo:padding="0.97mm" fo:border-left="0.5pt solid #000000" fo:border-right="none" fo:border-top="none" fo:border-bottom="0.5pt solid #000000"/>
    </style:style>
    <style:style style:name="Table6.B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6.A3" style:family="table-cell">
      <style:table-cell-properties fo:padding="0.97mm" fo:border-left="0.5pt solid #000000" fo:border-right="none" fo:border-top="none" fo:border-bottom="0.5pt solid #000000"/>
    </style:style>
    <style:style style:name="Table6.B3" style:family="table-cell">
      <style:table-cell-properties fo:padding="0.97mm" fo:border-left="0.5pt solid #000000" fo:border-right="none" fo:border-top="none" fo:border-bottom="0.5pt solid #000000"/>
    </style:style>
    <style:style style:name="Table6.C3" style:family="table-cell">
      <style:table-cell-properties fo:padding="0.97mm" fo:border-left="0.5pt solid #000000" fo:border-right="0.5pt solid #000000" fo:border-top="none" fo:border-bottom="0.5pt solid #000000"/>
    </style:style>
    <style:style style:name="Table6.A4" style:family="table-cell">
      <style:table-cell-properties fo:padding="0.97mm" fo:border-left="0.5pt solid #000000" fo:border-right="none" fo:border-top="none" fo:border-bottom="0.5pt solid #000000"/>
    </style:style>
    <style:style style:name="Table6.B4" style:family="table-cell">
      <style:table-cell-properties fo:padding="0.97mm" fo:border-left="0.5pt solid #000000" fo:border-right="none" fo:border-top="none" fo:border-bottom="0.5pt solid #000000"/>
    </style:style>
    <style:style style:name="Table6.C4" style:family="table-cell">
      <style:table-cell-properties fo:padding="0.97mm" fo:border-left="0.5pt solid #000000" fo:border-right="0.5pt solid #000000" fo:border-top="none" fo:border-bottom="0.5pt solid #000000"/>
    </style:style>
    <style:style style:name="Table6.A5" style:family="table-cell">
      <style:table-cell-properties fo:padding="0.97mm" fo:border-left="0.5pt solid #000000" fo:border-right="none" fo:border-top="none" fo:border-bottom="0.5pt solid #000000"/>
    </style:style>
    <style:style style:name="Table6.B5" style:family="table-cell">
      <style:table-cell-properties fo:padding="0.97mm" fo:border-left="0.5pt solid #000000" fo:border-right="none" fo:border-top="none" fo:border-bottom="0.5pt solid #000000"/>
    </style:style>
    <style:style style:name="Table6.C5" style:family="table-cell">
      <style:table-cell-properties fo:padding="0.97mm" fo:border-left="0.5pt solid #000000" fo:border-right="0.5pt solid #000000" fo:border-top="none" fo:border-bottom="0.5pt solid #000000"/>
    </style:style>
    <style:style style:name="Table6.6" style:family="table-row">
      <style:table-row-properties style:min-row-height="11.38mm"/>
    </style:style>
    <style:style style:name="Table6.A6" style:family="table-cell">
      <style:table-cell-properties fo:padding="0.97mm" fo:border-left="0.5pt solid #000000" fo:border-right="none" fo:border-top="none" fo:border-bottom="0.5pt solid #000000"/>
    </style:style>
    <style:style style:name="Table6.B6" style:family="table-cell">
      <style:table-cell-properties fo:padding="0.97mm" fo:border-left="0.5pt solid #000000" fo:border-right="none" fo:border-top="none" fo:border-bottom="0.5pt solid #000000"/>
    </style:style>
    <style:style style:name="Table6.C6" style:family="table-cell">
      <style:table-cell-properties fo:padding="0.97mm" fo:border-left="0.5pt solid #000000" fo:border-right="0.5pt solid #000000" fo:border-top="none" fo:border-bottom="0.5pt solid #000000"/>
    </style:style>
    <style:style style:name="P1" style:family="paragraph" style:parent-style-name="Heading_20_1">
      <style:text-properties fo:font-size="20pt" style:font-size-asian="20pt" style:font-size-complex="20pt"/>
    </style:style>
    <style:style style:name="P2" style:family="paragraph" style:parent-style-name="Heading_20_3">
      <style:text-properties officeooo:rsid="0008f281" officeooo:paragraph-rsid="0008f281"/>
    </style:style>
    <style:style style:name="P3" style:family="paragraph" style:parent-style-name="Table_20_Contents">
      <style:text-properties officeooo:paragraph-rsid="00049d1a"/>
    </style:style>
    <style:style style:name="P4" style:family="paragraph" style:parent-style-name="Table_20_Contents">
      <style:text-properties style:font-name="Liberation Serif" officeooo:rsid="00049d1a" officeooo:paragraph-rsid="00049d1a"/>
    </style:style>
    <style:style style:name="P5" style:family="paragraph" style:parent-style-name="Table_20_Contents">
      <style:text-properties style:font-name="Liberation Serif" officeooo:rsid="00070c11" officeooo:paragraph-rsid="00070c11"/>
    </style:style>
    <style:style style:name="P6" style:family="paragraph" style:parent-style-name="Table_20_Contents">
      <style:text-properties style:font-name="Liberation Serif" officeooo:paragraph-rsid="00070c11"/>
    </style:style>
    <style:style style:name="P7" style:family="paragraph" style:parent-style-name="Text_20_body">
      <style:text-properties style:font-name="Liberation Serif" fo:font-size="12pt" fo:font-weight="normal" style:font-size-asian="12pt" style:font-weight-asian="normal" style:font-size-complex="12pt" style:font-weight-complex="normal"/>
    </style:style>
    <style:style style:name="P8" style:family="paragraph" style:parent-style-name="Text_20_body">
      <style:text-properties style:font-name="Liberation Serif" fo:font-size="12pt" fo:font-weight="normal" officeooo:paragraph-rsid="000f2412" style:font-size-asian="12pt" style:font-weight-asian="normal" style:font-size-complex="12pt" style:font-weight-complex="normal"/>
    </style:style>
    <style:style style:name="P9" style:family="paragraph" style:parent-style-name="Text_20_body">
      <style:text-properties style:font-name="Liberation Serif"/>
    </style:style>
    <style:style style:name="P10" style:family="paragraph" style:parent-style-name="Text_20_body">
      <style:paragraph-properties fo:margin-left="12.51mm" fo:text-indent="0mm" style:auto-text-indent="false"/>
    </style:style>
    <style:style style:name="P11" style:family="paragraph" style:parent-style-name="Text_20_body">
      <style:paragraph-properties fo:margin-left="0mm" fo:margin-right="0mm" fo:text-indent="0mm" style:auto-text-indent="false"/>
    </style:style>
    <style:style style:name="P12" style:family="paragraph" style:parent-style-name="Text_20_body">
      <style:text-properties officeooo:paragraph-rsid="0004267d"/>
    </style:style>
    <style:style style:name="P13" style:family="paragraph" style:parent-style-name="Heading_20_2">
      <style:text-properties officeooo:rsid="0009af42" officeooo:paragraph-rsid="0009af42"/>
    </style:style>
    <style:style style:name="P14" style:family="paragraph" style:parent-style-name="Text_20_body">
      <style:text-properties officeooo:rsid="0009af42" officeooo:paragraph-rsid="0009af42"/>
    </style:style>
    <style:style style:name="P15" style:family="paragraph" style:parent-style-name="Heading_20_2">
      <style:text-properties officeooo:rsid="000ea530" officeooo:paragraph-rsid="000ea530"/>
    </style:style>
    <style:style style:name="P16" style:family="paragraph" style:parent-style-name="Heading_20_2">
      <style:text-properties officeooo:rsid="000ee592" officeooo:paragraph-rsid="000ee592"/>
    </style:style>
    <style:style style:name="P17" style:family="paragraph" style:parent-style-name="Heading_20_2">
      <style:text-properties officeooo:paragraph-rsid="0012a769"/>
    </style:style>
    <style:style style:name="P18" style:family="paragraph" style:parent-style-name="Standard">
      <style:text-properties officeooo:paragraph-rsid="0012a769"/>
    </style:style>
    <style:style style:name="P19" style:family="paragraph" style:parent-style-name="Text_20_body">
      <style:text-properties officeooo:paragraph-rsid="0012a769"/>
    </style:style>
    <style:style style:name="P20" style:family="paragraph" style:parent-style-name="Heading_20_3">
      <style:text-properties officeooo:rsid="0017cd6f" officeooo:paragraph-rsid="0017cd6f"/>
    </style:style>
    <style:style style:name="P21" style:family="paragraph" style:parent-style-name="List_20_Heading">
      <style:text-properties officeooo:rsid="0017cd6f" officeooo:paragraph-rsid="0017cd6f"/>
    </style:style>
    <style:style style:name="P22" style:family="paragraph" style:parent-style-name="Text_20_body">
      <style:text-properties officeooo:rsid="0017cd6f" officeooo:paragraph-rsid="0017cd6f"/>
    </style:style>
    <style:style style:name="P23" style:family="paragraph" style:parent-style-name="List_20_Contents">
      <style:text-properties officeooo:paragraph-rsid="00181c53"/>
    </style:style>
    <style:style style:name="P24" style:family="paragraph" style:parent-style-name="List_20_Heading">
      <style:text-properties officeooo:paragraph-rsid="00181c53"/>
    </style:style>
    <style:style style:name="P25" style:family="paragraph" style:parent-style-name="List_20_Heading">
      <style:text-properties officeooo:paragraph-rsid="0017cd6f"/>
    </style:style>
    <style:style style:name="P26" style:family="paragraph" style:parent-style-name="Text_20_body">
      <style:text-properties officeooo:paragraph-rsid="0017cd6f"/>
    </style:style>
    <style:style style:name="P27" style:family="paragraph" style:parent-style-name="Standard">
      <style:text-properties officeooo:rsid="0011f860" officeooo:paragraph-rsid="0011f860"/>
    </style:style>
    <style:style style:name="P28" style:family="paragraph" style:parent-style-name="Text_20_body">
      <style:text-properties officeooo:rsid="0011f860" officeooo:paragraph-rsid="0011f860"/>
    </style:style>
    <style:style style:name="P29" style:family="paragraph" style:parent-style-name="Standard">
      <style:text-properties officeooo:rsid="0011f860" officeooo:paragraph-rsid="0012a769"/>
    </style:style>
    <style:style style:name="P30" style:family="paragraph" style:parent-style-name="Standard">
      <style:text-properties officeooo:paragraph-rsid="0011f860"/>
    </style:style>
    <style:style style:name="P31" style:family="paragraph" style:parent-style-name="Text_20_body">
      <style:text-properties officeooo:paragraph-rsid="000ee592"/>
    </style:style>
    <style:style style:name="P32" style:family="paragraph" style:parent-style-name="Text_20_body">
      <style:text-properties officeooo:rsid="000f2412" officeooo:paragraph-rsid="000f2412"/>
    </style:style>
    <style:style style:name="P33" style:family="paragraph" style:parent-style-name="Text_20_body">
      <style:text-properties officeooo:rsid="00106889" officeooo:paragraph-rsid="00106889"/>
    </style:style>
    <style:style style:name="P34" style:family="paragraph" style:parent-style-name="Text_20_body">
      <style:text-properties style:font-name="Liberation Mono" officeooo:rsid="0011f860" officeooo:paragraph-rsid="0011f860"/>
    </style:style>
    <style:style style:name="P35" style:family="paragraph" style:parent-style-name="Text_20_body">
      <style:text-properties officeooo:rsid="0012a769" officeooo:paragraph-rsid="0012a769"/>
    </style:style>
    <style:style style:name="P36" style:family="paragraph" style:parent-style-name="Heading_20_3" style:list-style-name="L5">
      <style:text-properties officeooo:paragraph-rsid="000f2412"/>
    </style:style>
    <style:style style:name="P37" style:family="paragraph" style:parent-style-name="Standard">
      <style:paragraph-properties fo:text-align="start" style:justify-single-word="false" fo:text-indent="0mm" style:auto-text-indent="false"/>
    </style:style>
    <style:style style:name="P38" style:family="paragraph" style:parent-style-name="Table_20_Contents">
      <style:text-properties style:font-name="Liberation Serif" officeooo:rsid="00199498" officeooo:paragraph-rsid="00199498"/>
    </style:style>
    <style:style style:name="P39" style:family="paragraph" style:parent-style-name="Table_20_Contents">
      <style:text-properties officeooo:rsid="00199498" officeooo:paragraph-rsid="00199498"/>
    </style:style>
    <style:style style:name="P40" style:family="paragraph" style:parent-style-name="Text_20_body" style:list-style-name="L1">
      <style:text-properties officeooo:paragraph-rsid="00022644"/>
    </style:style>
    <style:style style:name="P41" style:family="paragraph" style:parent-style-name="Text_20_body" style:list-style-name="L1">
      <style:text-properties officeooo:paragraph-rsid="00037e6e"/>
    </style:style>
    <style:style style:name="P42" style:family="paragraph" style:parent-style-name="Text_20_body" style:list-style-name="L2">
      <style:text-properties officeooo:paragraph-rsid="0004267d"/>
    </style:style>
    <style:style style:name="P43" style:family="paragraph" style:parent-style-name="Text_20_body" style:list-style-name="L2">
      <style:text-properties officeooo:rsid="0004267d" officeooo:paragraph-rsid="0004267d"/>
    </style:style>
    <style:style style:name="P44" style:family="paragraph" style:parent-style-name="Text_20_body" style:list-style-name="L3">
      <style:text-properties officeooo:rsid="0004267d" officeooo:paragraph-rsid="0004267d"/>
    </style:style>
    <style:style style:name="P45" style:family="paragraph" style:parent-style-name="Text_20_body" style:list-style-name="L3">
      <style:text-properties officeooo:paragraph-rsid="0004267d"/>
    </style:style>
    <style:style style:name="P46" style:family="paragraph" style:parent-style-name="Text_20_body" style:list-style-name="L4">
      <style:text-properties officeooo:paragraph-rsid="000ee592"/>
    </style:style>
    <style:style style:name="P47" style:family="paragraph" style:parent-style-name="Text_20_body" style:list-style-name="L5">
      <style:text-properties officeooo:paragraph-rsid="000f2412"/>
    </style:style>
    <style:style style:name="P48" style:family="paragraph" style:parent-style-name="Text_20_body" style:list-style-name="L5">
      <style:text-properties fo:font-weight="normal" officeooo:rsid="000ee592" officeooo:paragraph-rsid="000ee592" style:font-weight-asian="normal" style:font-weight-complex="normal"/>
    </style:style>
    <style:style style:name="P49" style:family="paragraph" style:parent-style-name="Text_20_body" style:list-style-name="L19">
      <style:text-properties fo:font-weight="normal" style:font-weight-asian="normal" style:font-weight-complex="normal"/>
    </style:style>
    <style:style style:name="P50" style:family="paragraph" style:parent-style-name="Text_20_body" style:list-style-name="L6">
      <style:text-properties officeooo:paragraph-rsid="000ee592"/>
    </style:style>
    <style:style style:name="P51" style:family="paragraph" style:parent-style-name="Text_20_body" style:list-style-name="L7">
      <style:text-properties officeooo:paragraph-rsid="000f2412"/>
    </style:style>
    <style:style style:name="P52" style:family="paragraph" style:parent-style-name="Text_20_body" style:list-style-name="L8">
      <style:paragraph-properties fo:margin-left="12.51mm" fo:text-indent="0mm" style:auto-text-indent="false"/>
      <style:text-properties officeooo:paragraph-rsid="000f2412"/>
    </style:style>
    <style:style style:name="P53" style:family="paragraph" style:parent-style-name="Text_20_body" style:list-style-name="L9"/>
    <style:style style:name="P54" style:family="paragraph" style:parent-style-name="Text_20_body" style:list-style-name="L9">
      <style:text-properties officeooo:paragraph-rsid="000d5fd1"/>
    </style:style>
    <style:style style:name="P55" style:family="paragraph" style:parent-style-name="Text_20_body" style:list-style-name="L9">
      <style:text-properties style:font-name="Liberation Serif"/>
    </style:style>
    <style:style style:name="P56" style:family="paragraph" style:parent-style-name="Text_20_body" style:list-style-name="L10">
      <style:text-properties style:font-name="Liberation Serif" officeooo:rsid="000ba5d9" officeooo:paragraph-rsid="000ba5d9"/>
    </style:style>
    <style:style style:name="P57" style:family="paragraph" style:parent-style-name="Text_20_body" style:list-style-name="L10">
      <style:text-properties officeooo:paragraph-rsid="000ba5d9"/>
    </style:style>
    <style:style style:name="P58" style:family="paragraph" style:parent-style-name="Text_20_body" style:list-style-name="L11"/>
    <style:style style:name="P59" style:family="paragraph" style:parent-style-name="Text_20_body" style:list-style-name="L11">
      <style:text-properties officeooo:paragraph-rsid="000f2412"/>
    </style:style>
    <style:style style:name="P60" style:family="paragraph" style:parent-style-name="Text_20_body" style:list-style-name="L12">
      <style:text-properties officeooo:paragraph-rsid="00106889"/>
    </style:style>
    <style:style style:name="P61" style:family="paragraph" style:parent-style-name="Text_20_body" style:list-style-name="L3">
      <style:text-properties officeooo:rsid="00199498" officeooo:paragraph-rsid="00199498"/>
    </style:style>
    <style:style style:name="P62" style:family="paragraph" style:parent-style-name="Text_20_body">
      <style:text-properties officeooo:rsid="00199498" officeooo:paragraph-rsid="00199498"/>
    </style:style>
    <style:style style:name="P63" style:family="paragraph" style:parent-style-name="Text_20_body">
      <style:text-properties officeooo:rsid="00199498" officeooo:paragraph-rsid="0019cbc4"/>
    </style:style>
    <style:style style:name="P64" style:family="paragraph" style:parent-style-name="Text_20_body" style:list-style-name="L19">
      <style:text-properties officeooo:rsid="00199498" officeooo:paragraph-rsid="00199498"/>
    </style:style>
    <style:style style:name="P65" style:family="paragraph" style:parent-style-name="Text_20_body">
      <style:text-properties officeooo:paragraph-rsid="00199498"/>
    </style:style>
    <style:style style:name="P66" style:family="paragraph" style:parent-style-name="Text_20_body" style:list-style-name="L19"/>
    <style:style style:name="P67" style:family="paragraph" style:parent-style-name="Text_20_body">
      <style:text-properties officeooo:rsid="0017cd6f" officeooo:paragraph-rsid="0017cd6f"/>
    </style:style>
    <style:style style:name="P68" style:family="paragraph" style:parent-style-name="Text_20_body">
      <style:text-properties officeooo:paragraph-rsid="0012a769"/>
    </style:style>
    <style:style style:name="P69" style:family="paragraph">
      <style:text-properties style:font-name="Monospace" fo:font-size="10pt" style:font-name-complex="Monospace"/>
    </style:style>
    <style:style style:name="P70" style:family="paragraph">
      <loext:graphic-properties draw:fill="none" draw:fill-color="#ffffff"/>
      <style:text-properties style:font-name="Monospace" fo:font-size="10pt" style:font-name-complex="Monospace"/>
    </style:style>
    <style:style style:name="P71" style:family="paragraph">
      <loext:graphic-properties draw:fill="none" draw:fill-color="#ffffff"/>
    </style:style>
    <style:style style:name="P72" style:family="paragraph">
      <style:paragraph-properties fo:margin-top="0mm" fo:margin-bottom="4.99mm"/>
    </style:style>
    <style:style style:name="P73" style:family="paragraph">
      <loext:graphic-properties draw:fill="none" draw:fill-color="#ffffff"/>
      <style:text-properties fo:font-size="12pt"/>
    </style:style>
    <style:style style:name="P74" style:family="paragraph">
      <loext:graphic-properties draw:fill="none" draw:fill-color="#ffffff"/>
      <style:text-properties style:font-name="Liberation Mono"/>
    </style:style>
    <style:style style:name="T1" style:family="text">
      <style:text-properties officeooo:rsid="00022644"/>
    </style:style>
    <style:style style:name="T2" style:family="text">
      <style:text-properties officeooo:rsid="00037e6e"/>
    </style:style>
    <style:style style:name="T3" style:family="text">
      <style:text-properties fo:font-style="italic"/>
    </style:style>
    <style:style style:name="T4" style:family="text">
      <style:text-properties officeooo:rsid="0004267d"/>
    </style:style>
    <style:style style:name="T5" style:family="text">
      <style:text-properties officeooo:rsid="00070c11"/>
    </style:style>
    <style:style style:name="T6" style:family="text">
      <style:text-properties style:font-name="Liberation Serif"/>
    </style:style>
    <style:style style:name="T7" style:family="text">
      <style:text-properties style:font-name="Liberation Serif" fo:font-size="12pt" fo:font-weight="normal" style:font-size-asian="12pt" style:font-weight-asian="normal" style:font-size-complex="12pt" style:font-weight-complex="normal"/>
    </style:style>
    <style:style style:name="T8" style:family="text">
      <style:text-properties style:font-name="Liberation Serif" fo:font-size="12pt" fo:font-weight="normal" officeooo:rsid="0008c257" style:font-size-asian="12pt" style:font-weight-asian="normal" style:font-size-complex="12pt" style:font-weight-complex="normal"/>
    </style:style>
    <style:style style:name="T9" style:family="text">
      <style:text-properties style:font-name="Liberation Serif" fo:font-size="12pt" fo:font-weight="normal" officeooo:rsid="000f2412" style:font-size-asian="12pt" style:font-weight-asian="normal" style:font-size-complex="12pt" style:font-weight-complex="normal"/>
    </style:style>
    <style:style style:name="T10" style:family="text">
      <style:text-properties style:font-name="Liberation Serif" officeooo:rsid="000ba5d9"/>
    </style:style>
    <style:style style:name="T11" style:family="text">
      <style:text-properties style:font-name="Liberation Serif" fo:font-weight="normal" style:font-weight-asian="normal" style:font-weight-complex="normal"/>
    </style:style>
    <style:style style:name="T12" style:family="text">
      <style:text-properties style:font-name="Liberation Serif" officeooo:rsid="000d5fd1"/>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022644" style:font-weight-asian="normal" style:font-weight-complex="normal"/>
    </style:style>
    <style:style style:name="T16" style:family="text">
      <style:text-properties fo:font-weight="normal" officeooo:rsid="000ee592" style:font-weight-asian="normal" style:font-weight-complex="normal"/>
    </style:style>
    <style:style style:name="T17" style:family="text">
      <style:text-properties fo:font-weight="normal" officeooo:rsid="000f2412" style:font-weight-asian="normal" style:font-weight-complex="normal"/>
    </style:style>
    <style:style style:name="T18" style:family="text">
      <style:text-properties fo:font-weight="normal" officeooo:rsid="00199498" style:font-weight-asian="normal" style:font-weight-complex="normal"/>
    </style:style>
    <style:style style:name="T19" style:family="text">
      <style:text-properties fo:font-weight="normal" officeooo:rsid="0019cbc4" style:font-weight-asian="normal" style:font-weight-complex="normal"/>
    </style:style>
    <style:style style:name="T20" style:family="text">
      <style:text-properties officeooo:rsid="0009af42"/>
    </style:style>
    <style:style style:name="T21" style:family="text">
      <style:text-properties officeooo:rsid="000ba5d9"/>
    </style:style>
    <style:style style:name="T22" style:family="text">
      <style:text-properties officeooo:rsid="000ee592"/>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style:text-underline-style="none"/>
    </style:style>
    <style:style style:name="T26" style:family="text">
      <style:text-properties officeooo:rsid="000f2412"/>
    </style:style>
    <style:style style:name="T27" style:family="text">
      <style:text-properties officeooo:rsid="0011f860"/>
    </style:style>
    <style:style style:name="T28" style:family="text">
      <style:text-properties style:font-name="Liberation Mono" fo:font-size="12pt" fo:font-weight="normal" style:font-size-asian="12pt" style:font-weight-asian="normal" style:font-size-complex="12pt" style:font-weight-complex="normal"/>
    </style:style>
    <style:style style:name="T29" style:family="text">
      <style:text-properties style:font-name="Liberation Mono" fo:font-size="12pt" fo:font-weight="normal" officeooo:rsid="00163830" style:font-size-asian="12pt" style:font-weight-asian="normal" style:font-size-complex="12pt" style:font-weight-complex="normal"/>
    </style:style>
    <style:style style:name="T30" style:family="text">
      <style:text-properties officeooo:rsid="0012a769"/>
    </style:style>
    <style:style style:name="T31" style:family="text">
      <style:text-properties officeooo:rsid="0014a51f"/>
    </style:style>
    <style:style style:name="T32" style:family="text">
      <style:text-properties officeooo:rsid="0017cd6f"/>
    </style:style>
    <style:style style:name="T33" style:family="text">
      <style:text-properties officeooo:rsid="00181c53"/>
    </style:style>
    <style:style style:name="T34" style:family="text">
      <style:text-properties officeooo:rsid="00199498"/>
    </style:style>
    <style:style style:name="T35" style:family="text">
      <style:text-properties officeooo:rsid="0019cbc4"/>
    </style:style>
    <style:style style:name="T36" style:family="text">
      <style:text-properties style:font-name="Monospace"/>
    </style:style>
    <style:style style:name="T37" style:family="text">
      <style:text-properties style:font-name="Monospace" fo:font-size="10pt" style:font-size-asian="10pt"/>
    </style:style>
    <style:style style:name="T38" style:family="text">
      <style:text-properties fo:color="#000000" loext:opacity="100%" style:font-name="Monospace" fo:font-size="10pt" style:text-underline-style="solid" style:text-underline-width="auto" style:text-underline-color="font-color" style:font-size-asian="10pt"/>
    </style:style>
    <style:style style:name="T39" style:family="text">
      <style:text-properties fo:color="#000000" loext:opacity="100%" style:font-name="Monospace" fo:font-size="10pt" style:text-underline-style="solid" style:text-underline-width="auto" style:text-underline-color="font-color" style:font-name-complex="Monospace"/>
    </style:style>
    <style:style style:name="T40" style:family="text">
      <style:text-properties fo:font-size="12pt"/>
    </style:style>
    <style:style style:name="T41" style:family="text">
      <style:text-properties fo:font-size="12pt" style:font-name-asian="Liberation Mono1" style:font-size-asian="12pt" style:font-size-complex="12pt"/>
    </style:style>
    <style:style style:name="T42" style:family="text">
      <style:text-properties fo:font-size="12pt" style:font-size-complex="12pt"/>
    </style:style>
    <style:style style:name="T43" style:family="text">
      <style:text-properties style:font-name="Liberation Mono"/>
    </style:style>
    <style:style style:name="T44" style:family="text">
      <style:text-properties style:font-name="Liberation Mono" fo:font-size="12pt" style:font-name-complex="Liberation Mono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24.59mm" loext:decorative="false" style:run-through="foreground" style:wrap="run-through" style:number-wrapped-paragraphs="no-limit" style:vertical-pos="middle" style:vertical-rel="baseline" style:horizontal-pos="from-left" style:horizontal-rel="paragraph"/>
      <style:paragraph-properties style:writing-mode="lr-tb"/>
    </style:style>
    <style:style style:name="gr2" style:family="graphic">
      <style:graphic-properties draw:stroke="solid" svg:stroke-color="#000000" draw:fill="none" draw:fill-color="#ffffff" fo:min-height="73.04m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68.35m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49.21m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62.44m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brespot &amp; mDNS Service Discovery on Linux</text:h>
      <text:h text:style-name="Heading_20_2" text:outline-level="2">Overview</text:h>
      <text:p text:style-name="Text_20_body">This document outlines how <text:span text:style-name="Source_20_Text">librespot</text:span> interacts with the mDNS stack on Linux systems, specifically through <text:span text:style-name="Source_20_Text">avahi-daemon</text:span>, <text:span text:style-name="Source_20_Text">nss-mdns</text:span>, and optionally <text:span text:style-name="Source_20_Text">systemd-resolved</text:span>. It also provides guidance for configuring these components to avoid hostname conflicts and ensure smooth multi-device operation.</text:p>
      <text:h text:style-name="P13" text:outline-level="2">Protocols</text:h>
      <text:list text:style-name="L1">
        <text:list-item>
          <text:p text:style-name="P40"><text:a xlink:type="simple" xlink:href="https://en.wikipedia.org/wiki/Multicast_DNS" text:style-name="Internet_20_link" text:visited-style-name="Visited_20_Internet_20_Link"><text:span text:style-name="T15">Multicast DNS (mDNS)</text:span></text:a><text:span text:style-name="T1"> is a computer networking protocol that resolves hostnames to IP addresses within small networks that do not include a local name server. It is a zero-configuration service, using essentially the same programming interfaces, packet formats and operating semantics as unicast Domain Name System (DNS). It was designed to work as either a stand-alone protocol or compatible with standard DNS servers. It uses IP multicast User Datagram Protocal (UDP) packets and is implemented by the Apple Bonjour and open-source Avahi software packages, included in most Linux distributions. </text:span></text:p>
        </text:list-item>
        <text:list-item>
          <text:p text:style-name="P41"><text:a xlink:type="simple" xlink:href="http://www.dns-sd.org/" text:style-name="Internet_20_link" text:visited-style-name="Visited_20_Internet_20_Link"><text:span text:style-name="T2">DNS Service Discovery (DNS-SD)</text:span></text:a><text:span text:style-name="T2"> </text:span>is a way of using standard DNS programming interfaces, servers, and packet formats to browse the network for services. <text:span text:style-name="T2">It </text:span>can also be <text:span text:style-name="T2">be used for</text:span> mDNS to yield zero-configuration DNS-SD. This uses DNS <text:span text:style-name="T4">PTR, SRV or TXT</text:span> records to advertise instances of service types, domain names for those instances, and optional configuration parameters for connecting to those instances. But SRV records can now resolve to <text:span text:style-name="T3">.local</text:span> domain names, which mDNS can resolve to local IP addresses. </text:p>
        </text:list-item>
      </text:list>
      <text:h text:style-name="P13" text:outline-level="2"><text:a xlink:type="simple" xlink:href="https://en.wikipedia.org/wiki/Hostname" text:style-name="Internet_20_link" text:visited-style-name="Visited_20_Internet_20_Link">Hostname</text:a></text:h>
      <text:p text:style-name="P14">In computer networking, a <text:span text:style-name="T14">hostname</text:span> is a label that is assigned to a device connected to a compute network and that is used to identify the device on the network, such as the World Wide Web. Hostnames may be simple names consisting of a single word or phrase, or they may be structured. Each hostname usually has at least a network address associated with it for routing packets for performance and other reasons. </text:p>
      <text:p text:style-name="P11"><text:span text:style-name="T20">Internet </text:span>hostnames may have appended the name of a DNS domain, separated from the host-specific label by a period ("dot"). In the latter form, a hostname is also called a <text:span text:style-name="T20">domain name</text:span>. If the domain name is completely specified, including a <text:span text:style-name="T20">TLD (top-level-domain: the domain at the highest level in hierarchical DSN </text:span>of the Internet<text:span text:style-name="T20">)</text:span>, then the hostname is said to be a <text:span text:style-name="T20">fully qualified domain name</text:span> (FQDN). Hostnames that include DNS domains are often stored in the Domain Name System together with the <text:span text:style-name="T20">IP address</text:span> of the host they represent for the purpose of mapping the hostname to an address, or the reverse process. </text:p>
      <text:h text:style-name="Heading_20_2" text:outline-level="2">Components Involved</text:h>
      <text:list xml:id="list2565703185" text:style-name="L2">
        <text:list-item>
          <text:p text:style-name="P43">Librespot</text:p>
        </text:list-item>
      </text:list>
      <text:list text:style-name="L3">
        <text:list-item>
          <text:list>
            <text:list-item>
              <text:p text:style-name="P44"><text:soft-page-break/><text:span text:style-name="T2">Is</text:span> an open source client library for Spotify. It enables applications to use Spotify's service to control and play music via various backends, and to act as a Spotify Connect receiver. </text:p>
            </text:list-item>
            <text:list-item>
              <text:p text:style-name="P45"><text:span text:style-name="T14">Advertises itself via mDNS to appear as a Spotify target device, </text:span><text:span text:style-name="T18">u</text:span><text:span text:style-name="T14">ses libraries (like Avahi via </text:span><text:span text:style-name="Source_20_Text"><text:span text:style-name="T14">libavahi-client</text:span></text:span><text:span text:style-name="T14">) or the system's D-Bus interface (indirectly) to </text:span><text:span text:style-name="Strong_20_Emphasis"><text:span text:style-name="T14">register a </text:span></text:span><text:span text:style-name="Strong_20_Emphasis"><text:span text:style-name="Source_20_Text"><text:span text:style-name="T14">_spotify-connect._tcp</text:span></text:span></text:span><text:span text:style-name="Strong_20_Emphasis"><text:span text:style-name="T14"> service</text:span></text:span><text:span text:style-name="T14">.</text:span></text:p>
            </text:list-item>
            <text:list-item>
              <text:p text:style-name="P61"><text:span text:style-name="T14">It does </text:span><text:span text:style-name="Strong_20_Emphasis"><text:span text:style-name="T14">not run its own mDNS responder</text:span></text:span><text:span text:style-name="T14">.</text:span></text:p>
            </text:list-item>
            <text:list-item>
              <text:p text:style-name="P45"><text:span text:style-name="T2">See </text:span><text:a xlink:type="simple" xlink:href="https://github.com/librespot-org/librespot" text:style-name="Internet_20_link" text:visited-style-name="Visited_20_Internet_20_Link"><text:span text:style-name="T2">git-hub/librespot</text:span></text:a></text:p>
            </text:list-item>
          </text:list>
        </text:list-item>
      </text:list>
      <text:list xml:id="list174423940238169" text:continue-list="list2565703185" text:style-name="L2">
        <text:list-item>
          <text:p text:style-name="P42"><text:a xlink:type="simple" xlink:href="https://en.wikipedia.org/wiki/Avahi_(software)" text:style-name="Internet_20_link" text:visited-style-name="Visited_20_Internet_20_Link"><text:span text:style-name="T4">avahi-daemon</text:span></text:a></text:p>
          <text:list>
            <text:list-item>
              <text:p text:style-name="P42">Implements mDNS and DNS-SD on Linux.</text:p>
            </text:list-item>
            <text:list-item>
              <text:p text:style-name="P42">Publishes host and service records to the local network.</text:p>
            </text:list-item>
            <text:list-item>
              <text:p text:style-name="P42">Handles hostname conflict resolution (e.g., <text:span text:style-name="Source_20_Text">oradio</text:span> becoming <text:span text:style-name="Source_20_Text">oradio-2</text:span>).</text:p>
            </text:list-item>
          </text:list>
        </text:list-item>
        <text:list-item>
          <text:p text:style-name="P43">Nss-mdns <text:span text:style-name="T22">(Name Service Switch)</text:span></text:p>
          <text:list>
            <text:list-item>
              <text:p text:style-name="P42">The <text:span text:style-name="T14">Name Service Switch (NSS) is a fea</text:span>ture found in the standard C library of various <text:span text:style-name="T25">Unix-like o</text:span>perating systems that connects a computer with a variety of sources of common configuration databases and name resolution mechanisms.</text:p>
            </text:list-item>
            <text:list-item>
              <text:p text:style-name="P42">These sources include local operating system files (such as /etc/passwd, /etc/group, and /etc/hosts), the Domain Name System (DNS), the Network Information Service (NIS, NIS+), and LDAP. </text:p>
            </text:list-item>
          </text:list>
        </text:list-item>
      </text:list>
      <text:list text:style-name="L4">
        <text:list-item>
          <text:list>
            <text:list-item>
              <text:p text:style-name="P46">Allows the system's <text:span text:style-name="Source_20_Text">glibc</text:span> name resolution (via <text:span text:style-name="Source_20_Text">/etc/nsswitch.conf</text:span>) to resolve <text:span text:style-name="Source_20_Text">.local</text:span> mDNS hostnames using Avahi.</text:p>
            </text:list-item>
          </text:list>
        </text:list-item>
      </text:list>
      <text:list text:continue-list="list174423940238169" text:style-name="L2">
        <text:list-item>
          <text:list>
            <text:list-item>
              <text:p text:style-name="P42">Required for <text:span text:style-name="Source_20_Text">ping oradio.local</text:span> to work without DNS.</text:p>
            </text:list-item>
          </text:list>
        </text:list-item>
        <text:list-item>
          <text:p text:style-name="P43">system-resolved</text:p>
          <text:list>
            <text:list-item>
              <text:p text:style-name="P42">Manages name resolution, DNS over TLS, and local caching.</text:p>
            </text:list-item>
            <text:list-item>
              <text:p text:style-name="P42">Can conflict with <text:span text:style-name="Source_20_Text">nss-mdns</text:span> if both attempt mDNS handling.</text:p>
            </text:list-item>
          </text:list>
        </text:list-item>
      </text:list>
      <text:p text:style-name="P12"/>
      <table:table table:name="Table6" table:style-name="Table6">
        <table:table-column table:style-name="Table6.A"/>
        <table:table-column table:style-name="Table6.B"/>
        <table:table-column table:style-name="Table6.C"/>
        <table:table-row>
          <table:table-cell table:style-name="Table6.A1" office:value-type="string">
            <text:p text:style-name="Table_20_Contents">Component</text:p>
          </table:table-cell>
          <table:table-cell table:style-name="Table6.A1" office:value-type="string">
            <text:p text:style-name="Table_20_Contents">Purpose</text:p>
          </table:table-cell>
          <table:table-cell table:style-name="Table6.C1" office:value-type="string">
            <text:p text:style-name="Table_20_Contents">Should it be enabled</text:p>
          </table:table-cell>
        </table:table-row>
        <table:table-row>
          <table:table-cell table:style-name="Table6.A2" office:value-type="string">
            <text:p text:style-name="P3"><text:span text:style-name="Source_20_Text"><text:span text:style-name="T6">systemd-resolved</text:span></text:span></text:p>
          </table:table-cell>
          <table:table-cell table:style-name="Table6.B2" office:value-type="string">
            <text:p text:style-name="P3"><text:span text:style-name="T6">DNS resolver, integrates with </text:span><text:span text:style-name="Source_20_Text"><text:span text:style-name="T6">resolvectl</text:span></text:span></text:p>
          </table:table-cell>
          <table:table-cell table:style-name="Table6.C2" office:value-type="string">
            <text:p text:style-name="P4">Yes</text:p>
          </table:table-cell>
        </table:table-row>
        <table:table-row>
          <table:table-cell table:style-name="Table6.A2" office:value-type="string">
            <text:p text:style-name="P3"><text:span text:style-name="Source_20_Text"><text:span text:style-name="T6">nss-mdns</text:span></text:span></text:p>
          </table:table-cell>
          <table:table-cell table:style-name="Table6.B3" office:value-type="string">
            <text:p text:style-name="P3"><text:span text:style-name="T6">Handles </text:span><text:span text:style-name="Source_20_Text"><text:span text:style-name="T6">.local</text:span></text:span><text:span text:style-name="T6"> mDNS via Avahi</text:span></text:p>
          </table:table-cell>
          <table:table-cell table:style-name="Table6.C3" office:value-type="string">
            <text:p text:style-name="P5">Yes</text:p>
          </table:table-cell>
        </table:table-row>
        <table:table-row>
          <table:table-cell table:style-name="Table6.A2" office:value-type="string">
            <text:p text:style-name="P3"><text:span text:style-name="Source_20_Text"><text:span text:style-name="T6">avahi-daemon</text:span></text:span></text:p>
          </table:table-cell>
          <table:table-cell table:style-name="Table6.B4" office:value-type="string">
            <text:p text:style-name="P3"><text:span text:style-name="T6">Advertises/discovers </text:span><text:span text:style-name="Source_20_Text"><text:span text:style-name="T6">.local</text:span></text:span><text:span text:style-name="T6"> services</text:span></text:p>
          </table:table-cell>
          <table:table-cell table:style-name="Table6.C4" office:value-type="string">
            <text:p text:style-name="P5">Yes</text:p>
          </table:table-cell>
        </table:table-row>
        <table:table-row>
          <table:table-cell table:style-name="Table6.A5" office:value-type="string">
            <text:p text:style-name="P3"><text:span text:style-name="Source_20_Text"><text:span text:style-name="T6">/etc/nsswitch.conf</text:span></text:span></text:p>
          </table:table-cell>
          <table:table-cell table:style-name="Table6.B5" office:value-type="string">
            <text:p text:style-name="P6">Configures which resolver to use</text:p>
          </table:table-cell>
          <table:table-cell table:style-name="Table6.C5" office:value-type="string">
            <text:p text:style-name="P5">Yes, when properly set</text:p>
          </table:table-cell>
        </table:table-row>
        <table:table-row table:style-name="Table6.6">
          <table:table-cell table:style-name="Table6.A6" office:value-type="string">
            <text:p text:style-name="P39">librespot</text:p>
          </table:table-cell>
          <table:table-cell table:style-name="Table6.B6" office:value-type="string">
            <text:p text:style-name="P65"><text:span text:style-name="T14">Advertises itself via mDNS to appear as a Spotify target device.</text:span></text:p>
          </table:table-cell>
          <table:table-cell table:style-name="Table6.C6" office:value-type="string">
            <text:p text:style-name="P38">Yes</text:p>
          </table:table-cell>
        </table:table-row>
      </table:table>
      <text:p text:style-name="Text_20_body"/>
      <text:h text:style-name="P16" text:outline-level="2"><text:soft-page-break/>Interaction between these services</text:h>
      <text:p text:style-name="P31"><text:span text:style-name="Strong_20_Emphasis"><text:span text:style-name="T16">The </text:span></text:span><text:span text:style-name="Strong_20_Emphasis"><text:span text:style-name="Source_20_Text"><text:span text:style-name="T14">nsswitch</text:span></text:span></text:span><text:span text:style-name="Strong_20_Emphasis"><text:span text:style-name="T14"> (via </text:span></text:span><text:span text:style-name="Strong_20_Emphasis"><text:span text:style-name="Source_20_Text"><text:span text:style-name="T14">nss-mdns</text:span></text:span></text:span><text:span text:style-name="Strong_20_Emphasis"><text:span text:style-name="T14">) and </text:span></text:span><text:span text:style-name="Strong_20_Emphasis"><text:span text:style-name="Source_20_Text"><text:span text:style-name="T14">avahi-daemon</text:span></text:span></text:span><text:span text:style-name="Strong_20_Emphasis"><text:span text:style-name="T14"> use </text:span></text:span><text:span text:style-name="Strong_20_Emphasis"><text:span text:style-name="T16">the </text:span></text:span><text:span text:style-name="Strong_20_Emphasis"><text:span text:style-name="T14">D-Bus</text:span></text:span><text:span text:style-name="T14">, but they do so in different ways:</text:span></text:p>
      <text:list xml:id="list2820429380" text:style-name="L5">
        <text:list-item>
          <text:p text:style-name="P48">nsswitch and nss-mdns:</text:p>
        </text:list-item>
      </text:list>
      <text:list text:style-name="L6">
        <text:list-item>
          <text:list>
            <text:list-item>
              <text:p text:style-name="P50"><text:span text:style-name="T14">The </text:span><text:span text:style-name="Strong_20_Emphasis"><text:span text:style-name="T14">Name Service Switch (</text:span></text:span><text:span text:style-name="Source_20_Text"><text:span text:style-name="T14">nsswitch.conf</text:span></text:span><text:span text:style-name="Strong_20_Emphasis"><text:span text:style-name="T14">)</text:span></text:span><text:span text:style-name="T14"> itself does </text:span><text:span text:style-name="Strong_20_Emphasis"><text:span text:style-name="T14">not use D-Bus</text:span></text:span><text:span text:style-name="T14"> directly.</text:span></text:p>
            </text:list-item>
            <text:list-item>
              <text:p text:style-name="P50"><text:span text:style-name="T14">The </text:span><text:span text:style-name="Source_20_Text"><text:span text:style-name="T14">nss-mdns</text:span></text:span><text:span text:style-name="Strong_20_Emphasis"><text:span text:style-name="T14"> module</text:span></text:span><text:span text:style-name="T14">, which enables mDNS name resolution via NSS, </text:span><text:span text:style-name="Strong_20_Emphasis"><text:span text:style-name="T14">communicates directly with Avahi</text:span></text:span><text:span text:style-name="T14"> (or another mDNS provider like </text:span><text:span text:style-name="Source_20_Text"><text:span text:style-name="T14">systemd-resolved</text:span></text:span><text:span text:style-name="T14">).</text:span></text:p>
            </text:list-item>
            <text:list-item>
              <text:p text:style-name="P50"><text:span text:style-name="Source_20_Text"><text:span text:style-name="T14">nss-mdns</text:span></text:span><text:span text:style-name="T14"> does not need D-Bus—it simply intercepts hostname lookups and queries Avahi or the network.</text:span></text:p>
            </text:list-item>
          </text:list>
        </text:list-item>
      </text:list>
      <text:list xml:id="list174423770086559" text:continue-list="list2820429380" text:style-name="L5">
        <text:list-item>
          <text:p text:style-name="P48">Avahi-daemon:</text:p>
        </text:list-item>
      </text:list>
      <text:list text:style-name="L7">
        <text:list-item>
          <text:list>
            <text:list-item>
              <text:p text:style-name="P51"><text:span text:style-name="Source_20_Text"><text:span text:style-name="T14">avahi-daemon</text:span></text:span><text:span text:style-name="T14"> </text:span><text:span text:style-name="Strong_20_Emphasis"><text:span text:style-name="T14">does use D-Bus</text:span></text:span><text:span text:style-name="T14"> for:</text:span></text:p>
              <text:list>
                <text:list-item>
                  <text:p text:style-name="P51">Providing service discovery data to applications.</text:p>
                </text:list-item>
                <text:list-item>
                  <text:p text:style-name="P51">Allowing applications to register services dynamically.</text:p>
                </text:list-item>
                <text:list-item>
                  <text:p text:style-name="P51">Broadcasting events when services appear or disappear.</text:p>
                </text:list-item>
              </text:list>
            </text:list-item>
            <text:list-item>
              <text:p text:style-name="P51"><text:span text:style-name="T14">Applications (like a media player) can use D-Bus to talk to Avahi and discover </text:span><text:span text:style-name="Source_20_Text"><text:span text:style-name="T14">_http._tcp</text:span></text:span><text:span text:style-name="T14"> or </text:span><text:span text:style-name="Source_20_Text"><text:span text:style-name="T14">_spotify-connect._tcp</text:span></text:span><text:span text:style-name="T14"> services.</text:span></text:p>
            </text:list-item>
          </text:list>
        </text:list-item>
      </text:list>
      <text:list xml:id="list174422760285658" text:continue-list="list174423770086559" text:style-name="L5">
        <text:list-item>
          <text:p text:style-name="P47"><text:span text:style-name="Source_20_Text"><text:span text:style-name="T17">How they interact:</text:span></text:span></text:p>
        </text:list-item>
      </text:list>
      <text:list text:style-name="L8">
        <text:list-item>
          <text:list>
            <text:list-item>
              <text:p text:style-name="P52"><text:span text:style-name="Source_20_Text"><text:span text:style-name="T14">nss-mdns</text:span></text:span><text:span text:style-name="T14"> (via </text:span><text:span text:style-name="Source_20_Text"><text:span text:style-name="T14">nsswitch.conf</text:span></text:span><text:span text:style-name="T14">) </text:span><text:span text:style-name="Strong_20_Emphasis"><text:span text:style-name="T14">queries Avahi</text:span></text:span><text:span text:style-name="T14"> when resolving </text:span><text:span text:style-name="Source_20_Text"><text:span text:style-name="T14">.local</text:span></text:span><text:span text:style-name="T14"> hostnames.</text:span></text:p>
            </text:list-item>
            <text:list-item>
              <text:p text:style-name="P52"><text:span text:style-name="Source_20_Text"><text:span text:style-name="T14">avahi-daemon</text:span></text:span><text:span text:style-name="T14"> listens for these queries and responds with the appropriate IP.</text:span></text:p>
            </text:list-item>
            <text:list-item>
              <text:p text:style-name="P52"><text:span text:style-name="T14">Avahi can also </text:span><text:span text:style-name="Strong_20_Emphasis"><text:span text:style-name="T14">broadcast service discovery info</text:span></text:span><text:span text:style-name="T14"> using D-Bus, which is used by applications needing to discover services dynamically.</text:span></text:p>
            </text:list-item>
          </text:list>
        </text:list-item>
      </text:list>
      <text:list text:continue-list="list174422760285658" text:style-name="L5">
        <text:list-header>
          <text:h text:style-name="P36" text:outline-level="3"/>
        </text:list-header>
      </text:list>
      <text:h text:style-name="Heading_20_2" text:outline-level="2">Hostname Conflict Resolution</text:h>
      <text:p text:style-name="P9">When multiple devices on the same LAN share <text:span text:style-name="T20">the same</text:span> hostname <text:span text:style-name="T20">conflicts may arise w.r.t. DNS lookup. This conflict needs to be resolved. The avahi-daemon </text:span><text:span text:style-name="T21">can handle hostname conflicts:</text:span></text:p>
      <text:list text:style-name="L9">
        <text:list-item>
          <text:p text:style-name="P53"><text:span text:style-name="Source_20_Text"><text:span text:style-name="T6">It listens to incoming mDNS queries and responses from other devices</text:span></text:span></text:p>
        </text:list-item>
        <text:list-item>
          <text:p text:style-name="P53"><text:span text:style-name="Source_20_Text"><text:span text:style-name="T6">It periodically </text:span></text:span><text:span text:style-name="Source_20_Text"><text:span text:style-name="Strong_20_Emphasis"><text:span text:style-name="T11">announces registered services</text:span></text:span></text:span><text:span text:style-name="Source_20_Text"><text:span text:style-name="T11"> (</text:span></text:span><text:span text:style-name="Source_20_Text"><text:span text:style-name="T6">like </text:span></text:span><text:span text:style-name="Source_20_Text">_spotify-connect._tcp</text:span><text:span text:style-name="Source_20_Text"><text:span text:style-name="T6">) to the local network using mDNS.</text:span></text:span></text:p>
        </text:list-item>
        <text:list-item>
          <text:p text:style-name="P54"><text:span text:style-name="Source_20_Text"><text:span text:style-name="T12">The avahi-deamon service runs in background and sends out probe packets to check if the name is already in use on the network. In case of a conflict it will automatically </text:span></text:span><text:span text:style-name="Source_20_Text"><text:span text:style-name="T6">resolve </text:span></text:span><text:span text:style-name="Source_20_Text"><text:span text:style-name="T12">the </text:span></text:span><text:span text:style-name="Source_20_Text"><text:span text:style-name="T6">hostname,</text:span></text:span><text:span text:style-name="T6"> append</text:span><text:span text:style-name="T12">ing</text:span><text:span text:style-name="T6"> a number (e.g., </text:span><text:span text:style-name="Source_20_Text"><text:span text:style-name="T6">oradio-2</text:span></text:span><text:span text:style-name="T6">).</text:span></text:p>
        </text:list-item>
        <text:list-item>
          <text:p text:style-name="P55">This new hostname is resolved and published.</text:p>
        </text:list-item>
      </text:list>
      <text:p text:style-name="Text_20_body">To <text:span text:style-name="T21">test the mDNS resolution following commands can be used:</text:span></text:p>
      <text:list text:style-name="L10">
        <text:list-item>
          <text:p text:style-name="P56"><text:soft-page-break/>get your (WLAN) IP address: e.g. with ifconfig</text:p>
        </text:list-item>
        <text:list-item>
          <text:p text:style-name="P57"><text:span text:style-name="T10">get the (new) hostname: </text:span><text:span text:style-name="Source_20_Text"><text:span text:style-name="T6">avahi-resolve -a &lt;</text:span></text:span><text:span text:style-name="Source_20_Text"><text:span text:style-name="T10">your_ip_address&gt;</text:span></text:span><text:span text:style-name="Source_20_Text"><text:span text:style-name="T6"> | awk '{print $</text:span></text:span><text:span text:style-name="Source_20_Text"><text:span text:style-name="T10">2 </text:span></text:span><text:span text:style-name="Source_20_Text"><text:span text:style-name="T6">}')</text:span></text:span></text:p>
        </text:list-item>
      </text:list>
      <text:p text:style-name="Text_20_body"/>
      <text:h text:style-name="P16" text:outline-level="2">Name Service Switch(nss) <text:span text:style-name="T26">conflict resolution</text:span></text:h>
      <text:p text:style-name="P32">It is important that NSS uses the correct hosts priority path to resolve the hostname. There are several resolve sources available. These are defined in the hosts parameter of /etc/nsswitch.conf.</text:p>
      <text:p text:style-name="P32">For Oradio the best lookup order will be.</text:p>
      <text:p text:style-name="P32">Hosts: files mdns4_minimal [NOT_FOUND=return] dns</text:p>
      <text:p text:style-name="P8"><text:span text:style-name="T26">What</text:span><text:span text:style-name="T5"> does it do:</text:span>:</text:p>
      <text:list xml:id="list3063645427" text:style-name="L11">
        <text:list-item>
          <text:p text:style-name="P59"><text:span text:style-name="T9">files: </text:span><text:span text:style-name="T7">First check </text:span><text:span text:style-name="Source_20_Text"><text:span text:style-name="T7">/etc/hosts</text:span></text:span></text:p>
        </text:list-item>
        <text:list-item>
          <text:p text:style-name="P59"><text:span text:style-name="Source_20_Text"><text:span text:style-name="T7">mdns4_minimal: </text:span></text:span><text:span text:style-name="T7">Then check mDNS</text:span></text:p>
        </text:list-item>
        <text:list-item>
          <text:p text:style-name="P59"><text:span text:style-name="T9">dns: t</text:span><text:span text:style-name="T7">hen fall back to DNS (</text:span><text:span text:style-name="Source_20_Text"><text:span text:style-name="T8">provided by your local router</text:span></text:span><text:span text:style-name="T7">)</text:span></text:p>
        </text:list-item>
      </text:list>
      <text:p text:style-name="P32"><text:span text:style-name="T13">This ensures </text:span><text:span text:style-name="Source_20_Text"><text:span text:style-name="T13">.local</text:span></text:span><text:span text:style-name="T13"> names are handled via mDNS </text:span><text:span text:style-name="Emphasis"><text:span text:style-name="T13">before</text:span></text:span><text:span text:style-name="T13"> checking DNS.</text:span></text:p>
      <text:h text:style-name="P15" text:outline-level="2">Librespot Conflict Resolution</text:h>
      <text:p text:style-name="P33">The tricky thing with Librespot is that it provides a name in its confuguration which will used be during spotify discovery. Either via an environment variable or via an argument in the librespot call.</text:p>
      <text:list text:style-name="L12">
        <text:list-item>
          <text:p text:style-name="P60"><text:span text:style-name="Source_20_Text"><text:span text:style-name="T7">Environment="LIBRESPOT_NAME=Oradio"</text:span></text:span></text:p>
        </text:list-item>
        <text:list-item>
          <text:p text:style-name="P60"><text:span text:style-name="Source_20_Text"><text:span text:style-name="T7">ExecStart=/usr/bin/librespot <text:s/>--name Oradio </text:span></text:span></text:p>
        </text:list-item>
      </text:list>
      <text:p text:style-name="P33">As this will be used in every Oradio running on the same network. Each mDNS advertisement will get the same name “Oradio”. This will cause a conflict at Spotify, as it can only handle one. What will happen is unpredictable. Sometimes only one Oradio is listed in Spotify, sometimes there is no Oradio listed.</text:p>
      <text:p text:style-name="P33">So we have to enforce a different (unique) name for the mDNS name librespot is using. <text:span text:style-name="T27">Good news is that avahi-daemon already has resolved the conflict by adding a subnumber to the hostname (e.g. oradio-2). </text:span></text:p>
      <text:p text:style-name="P28">With avahi-resolve command we can get info on the new hostname. However we have to wait until avahi-daemon has resolved the naming conflict. As the naming conflict will arise at boot-time we have the set the dependency between these service correctly. </text:p>
      <text:h text:style-name="Heading_20_3" text:outline-level="3">Boot-Time Activity Diagram</text:h>
      <text:p text:style-name="P30">[ boot ]</text:p>
      <text:p text:style-name="P30"><text:s text:c="3"/>|</text:p>
      <text:p text:style-name="P30"><text:s text:c="3"/>|---&gt; systemd starts</text:p>
      <text:p text:style-name="P30"><text:s text:c="11"/>|</text:p>
      <text:p text:style-name="P30"><text:s text:c="11"/>|---&gt; dbus</text:p>
      <text:p text:style-name="P30"><text:s text:c="11"/>| <text:s text:c="6"/>|</text:p>
      <text:p text:style-name="P30"><text:soft-page-break/><text:s text:c="11"/>| <text:s text:c="6"/>'---&gt; avahi-daemon</text:p>
      <text:p text:style-name="P30"><text:s text:c="11"/>| <text:s text:c="16"/>|</text:p>
      <text:p text:style-name="P30"><text:s text:c="11"/>| <text:s text:c="16"/>'---&gt; Publishes hostname (conflict resolution if needed)</text:p>
      <text:p text:style-name="P30"><text:s text:c="11"/>|</text:p>
      <text:p text:style-name="P30"><text:s text:c="11"/>|---&gt; systemd-resolved</text:p>
      <text:p text:style-name="P30"><text:s text:c="11"/>| <text:s text:c="6"/>'---&gt; May handle DNS and mDNS (conflicts with nss-mdns if not disabled)</text:p>
      <text:p text:style-name="P30"><text:s text:c="11"/>|</text:p>
      <text:p text:style-name="P30"><text:s text:c="11"/>'---&gt; librespot service starts</text:p>
      <text:p text:style-name="P30"><text:s text:c="21"/>|</text:p>
      <text:p text:style-name="P27"><text:s text:c="21"/>'---&gt; Uses Avahi to publish _spotify-connect._tcp service</text:p>
      <text:p text:style-name="P28"/>
      <text:p text:style-name="P28">This is the desired order <text:span text:style-name="T30">(and dependancy) </text:span>as librespot needs the (new) hostname resolved by avahi-daemon. As there is no direct interaction between librespot and avahi-daemon we need aan additional service that reads the new hostname and provides it to librespot as new name to use.</text:p>
      <text:p text:style-name="P28">The following service can do this.</text:p>
      <text:p text:style-name="P34"><draw:frame text:anchor-type="as-char" draw:z-index="0" draw:name="Text Frame 1" draw:style-name="gr5" draw:text-style-name="P74" svg:width="182.57mm" svg:height="62.45mm"><draw:text-box><text:p><text:span text:style-name="T43">publishing_oradio_librespot.service:</text:span></text:p><text:p><text:span text:style-name="T43">=====================================</text:span></text:p><text:p><text:span text:style-name="T44">[Unit]</text:span></text:p><text:p><text:span text:style-name="T44">Description=Enable local hostname via Avahi</text:span></text:p><text:p><text:span text:style-name="T44">After=network-online.target avahi-daemon.service</text:span></text:p><text:p><text:span text:style-name="T44">Wants=avahi-daemon.service</text:span></text:p><text:p><text:span text:style-name="T44">[Service]</text:span></text:p><text:p><text:span text:style-name="T44">Type=oneshot</text:span></text:p><text:p><text:span text:style-name="T44">ExecStart=/home/pi/Oradio3/shell_scripts/publishing_oradio_librespot.sh</text:span></text:p><text:p><text:span text:style-name="T44">RemainAfterExit=true</text:span></text:p><text:p><text:span text:style-name="T44">[Install]</text:span></text:p><text:p><text:span text:style-name="T44">WantedBy=multi-user.target</text:span></text:p></draw:text-box></draw:frame></text:p>
      <text:p text:style-name="P19"><text:span text:style-name="T30">This will call a shell-script called publishing_oradio_librespot.sh</text:span></text:p>
      <text:p text:style-name="P19"><draw:frame text:anchor-type="as-char" draw:z-index="1" draw:name="Text Frame 2" draw:style-name="gr4" draw:text-style-name="P71" svg:width="170.13mm" svg:height="49.22mm"><draw:text-box><text:p>#!/bin/bash</text:p><text:p># Get the current IP address</text:p><text:p>IP_ADDRESS=$(ifconfig wlan0 | grep 'inet ' | awk '{print $2}')</text:p><text:p># Get the current hostname</text:p><text:p>AVAHI_HOSTNAME=$(avahi-resolve -a $IP_ADDRESS |awk '{print $2}' | cut -d'.' -f1)</text:p><text:p>LIBRESPOT_NAME=$AVAHI_HOSTNAME "</text:p><text:p># assign AVAHI_HOSTNAME to LIBRESPOT_NAME in librespot.service</text:p><text:p>sudo sed -i "s/LIBRESPOT_NAME=.*/LIBRESPOT_NAME=$AVAHI_HOSTNAME\"/g" /etc/systemd/system/librespot.service</text:p></draw:text-box></draw:frame></text:p>
      <text:p text:style-name="P19"><text:span text:style-name="T30">By using this script the librespot.service file is modified w.r.t. the LIBRESPOT_NAME to use during advertisement.</text:span></text:p>
      <text:p text:style-name="P35">It is important that this modified librespot.service file is ready before the librespot service is executed. So the boot timing will be:</text:p>
      <text:p text:style-name="P18">[ boot ]</text:p>
      <text:p text:style-name="P18"><text:s text:c="3"/>|</text:p>
      <text:p text:style-name="P18"><text:s text:c="3"/>|---&gt; systemd starts</text:p>
      <text:p text:style-name="P18"><text:s text:c="11"/>|</text:p>
      <text:p text:style-name="P18"><text:soft-page-break/><text:s text:c="11"/>|---&gt; dbus</text:p>
      <text:p text:style-name="P18"><text:s text:c="11"/>| <text:s text:c="6"/>|</text:p>
      <text:p text:style-name="P18"><text:s text:c="11"/>| <text:s text:c="6"/>'---&gt; avahi-daemon</text:p>
      <text:p text:style-name="P18"><text:s text:c="11"/>| <text:s text:c="16"/>|</text:p>
      <text:p text:style-name="P18"><text:s text:c="11"/>| <text:s text:c="16"/>'---&gt; Publishes hostname (conflict resolution if needed)</text:p>
      <text:p text:style-name="P18"><text:s text:c="11"/>|</text:p>
      <text:p text:style-name="P18"><text:s text:c="11"/>|---&gt; systemd-resolved</text:p>
      <text:p text:style-name="P18"><text:s text:c="11"/>| <text:s text:c="6"/>'---&gt; May handle DNS and mDNS (conflicts with nss-mdns if not disabled)</text:p>
      <text:p text:style-name="P18"><text:s text:c="11"/><text:span text:style-name="T31">|</text:span></text:p>
      <text:p text:style-name="P18"><text:s text:c="11"/><text:span text:style-name="T31">|-→ publishing_oradio_librespot (queries avahi via avahi-resolve for final hostname</text:span></text:p>
      <text:p text:style-name="P18"><text:s text:c="11"/>|</text:p>
      <text:p text:style-name="P18"><text:s text:c="11"/>'---&gt; librespot service starts</text:p>
      <text:p text:style-name="P18"><text:s text:c="21"/>|</text:p>
      <text:p text:style-name="P29"><text:s text:c="21"/>'---&gt; Uses Avahi to publish _spotify-connect._tcp service</text:p>
      <text:h text:style-name="Heading_20_3" text:outline-level="3"><text:span text:style-name="T34">Configuration n</text:span>ote: </text:h>
      <text:p text:style-name="P63">&lt;Librespot,service&gt; versus &lt;publishing_oradio_librespot.service&gt;. It is important that &lt;librespot.service&gt; is called when the <text:s/>&lt;publishing_oradio_librespot.service&gt; is finished and ready. <text:span text:style-name="T35">For this reason both are setup as service, in which librespot Wants and Requires the &lt;publishing_oradio_librespot.service&gt;.</text:span></text:p>
      <text:p text:style-name="P63"><draw:frame text:anchor-type="as-char" draw:z-index="4" draw:name="Text Frame 5" draw:style-name="gr1" draw:text-style-name="P70" svg:width="171.19mm" svg:height="24.6mm"><draw:text-box><text:p text:style-name="P69">[Unit]</text:p><text:p text:style-name="P69">Description=<text:span text:style-name="T39">Librespot</text:span></text:p><text:p text:style-name="P69">After=network-online.target avahi-daemon.service</text:p><text:p text:style-name="P69">Wants=network-online.target avahi-daemon.service</text:p><text:p text:style-name="P69">Requires=publishing_oradio_librespot.service</text:p></draw:text-box></draw:frame></text:p>
      <text:p text:style-name="P63">So an ExecStartPost to start the librespot.service is not ideal for this purpose, <text:span text:style-name="T35">as :</text:span></text:p>
      <text:list text:style-name="L19">
        <text:list-item>
          <text:p text:style-name="P64"><text:span text:style-name="Strong_20_Emphasis"><text:span text:style-name="T19">ExecStartPost d</text:span></text:span><text:span text:style-name="Strong_20_Emphasis"><text:span text:style-name="T14">oes not create an actual dependency</text:span></text:span><text:span text:style-name="T14"> in systemd’s eyes.</text:span></text:p>
        </text:list-item>
        <text:list-item>
          <text:p text:style-name="P49">Can be racy or lead to confusing behavior, e.g., if restarts or failures happen.</text:p>
        </text:list-item>
        <text:list-item>
          <text:p text:style-name="P66"><text:span text:style-name="T14">Doesn’t propagate start failures in </text:span><text:span text:style-name="T19">b</text:span><text:span text:style-name="T14">ack to the current one.</text:span></text:p>
        </text:list-item>
      </text:list>
      <text:p text:style-name="P62"/>
      <text:h text:style-name="P17" text:outline-level="2">Configuration</text:h>
      <text:h text:style-name="Heading_20_3" text:outline-level="3">Nsswitch.conf:</text:h>
      <text:p text:style-name="Text_20_body">It is important that the nsswitch.conf is configured correctly to prioritize the mDNS<text:span text:style-name="T6"/></text:p>
      <text:p text:style-name="Text_20_body"><text:span text:style-name="Source_20_Text"><text:span text:style-name="T8">Look for line “hosts:” in </text:span></text:span><text:span text:style-name="Source_20_Text"><text:span text:style-name="T7">/etc/nsswitch.conf </text:span></text:span><text:span text:style-name="Source_20_Text"><text:span text:style-name="T8">and change it to:</text:span></text:span></text:p>
      <text:p text:style-name="P10"><text:span text:style-name="Source_20_Text"><text:span text:style-name="T6">hosts: files mdns4_minimal [NOTFOUND=return] dns</text:span></text:span></text:p>
      <text:p text:style-name="P7"><text:span text:style-name="T5">who does it do:</text:span>:</text:p>
      <text:list text:continue-list="list3063645427" text:style-name="L11">
        <text:list-item>
          <text:p text:style-name="P58"><text:span text:style-name="T7">First check </text:span><text:span text:style-name="Source_20_Text"><text:span text:style-name="T7">/etc/hosts</text:span></text:span></text:p>
        </text:list-item>
        <text:list-item>
          <text:p text:style-name="P58"><text:span text:style-name="T7">Then check mDNS (</text:span><text:span text:style-name="Source_20_Text"><text:span text:style-name="T7">mdns4_minimal</text:span></text:span><text:span text:style-name="T7">)</text:span></text:p>
        </text:list-item>
        <text:list-item>
          <text:p text:style-name="P58"><text:span text:style-name="T7">Then fall back to DNS (</text:span><text:span text:style-name="Source_20_Text"><text:span text:style-name="T8">provided by your local router</text:span></text:span><text:span text:style-name="T7">)</text:span></text:p>
        </text:list-item>
      </text:list>
      <text:p text:style-name="Text_20_body"><text:span text:style-name="T13">This ensures </text:span><text:span text:style-name="Source_20_Text"><text:span text:style-name="T13">.local</text:span></text:span><text:span text:style-name="T13"> names are handled via mDNS </text:span><text:span text:style-name="Emphasis"><text:span text:style-name="T13">before</text:span></text:span><text:span text:style-name="T13"> checking DNS.</text:span></text:p>
      <text:h text:style-name="P2" text:outline-level="3"><text:a xlink:type="simple" xlink:href="https://linux.die.net/man/5/avahi-daemon.conf" text:style-name="Internet_20_link" text:visited-style-name="Visited_20_Internet_20_Link"><text:soft-page-break/>Avahi-daemon.conf</text:a></text:h>
      <text:h text:style-name="Heading_20_3" text:outline-level="3"><text:span text:style-name="Source_20_Text"><text:span text:style-name="T28">/etc/avahi/avahi-daemon.conf </text:span></text:span><text:span text:style-name="Source_20_Text"><text:span text:style-name="T29">settings</text:span></text:span></text:h>
      <text:p text:style-name="Text_20_body"><text:span text:style-name="Source_20_Text"><text:span text:style-name="T28"><draw:frame text:anchor-type="as-char" svg:y="-25.29mm" draw:z-index="2" draw:name="Text Frame 3" draw:style-name="gr3" draw:text-style-name="P73" svg:width="183.38mm" svg:height="68.36mm"><draw:text-box><text:p><text:span text:style-name="T40">[server]</text:span></text:p><text:p><text:span text:style-name="T41">domain-name=local</text:span></text:p><text:p><text:span text:style-name="T41">use-ipv4=yes</text:span></text:p><text:p><text:span text:style-name="T41">use-ipv6=no</text:span></text:p><text:p><text:span text:style-name="T41">allow-interfaces=wlan0</text:span></text:p><text:p><text:span text:style-name="T40"/></text:p><text:p><text:span text:style-name="T42">[wide-area]</text:span></text:p><text:p><text:span text:style-name="T42">enable-wide-area=no</text:span></text:p><text:p><text:span text:style-name="T40"/></text:p><text:p><text:span text:style-name="T41">[publish]</text:span></text:p><text:p><text:span text:style-name="T41">publish-address=yes</text:span></text:p><text:p text:style-name="P72"><text:span text:style-name="T41">publish-domain=yes</text:span></text:p></draw:text-box></draw:frame></text:span></text:span></text:p>
      <text:p text:style-name="Text_20_body"><text:span text:style-name="T23">domain-name=</text:span> Set the default domain name avahi-daemon tries to register its host name and services on the LAN in. If omitted defaults to ".local". </text:p>
      <text:p text:style-name="List_20_Heading"><text:span text:style-name="T23">use-ipv4=</text:span> Takes a boolean value ("yes" or "no"). If set to "no" avahi-daemon will not use IPv4 sockets. Default is "yes". </text:p>
      <text:p text:style-name="P25"><text:span text:style-name="T23">use-ipv6=</text:span> Takes a boolean value ("yes" or "no"). If set to "no" avahi-daemon will not use IPv6 sockets. Default is "yes". </text:p>
      <text:p text:style-name="P25"><text:span text:style-name="T23">allow-interfaces=</text:span> Set a comma seperated list of allowed network interfaces that should be used by the avahi-daemon. Other interfaces will be ignored. If set to the empty list all local interfaces except loopback and point-to-point will be used. </text:p>
      <text:p text:style-name="P25"><text:span text:style-name="T23">enable-wide-area=</text:span> Takes a boolean value ("yes" or "no"). Enable wide-area DNS-SD, aka DNS-SD over unicast DNS. If this is enabled only domains ending in .local will be resolved on mDNS, all other domains are resolved via unicast DNS. If you want to maintain multiple different multicast DNS domains even with this option enabled we encourage you to use subdomains of .local, such as "kitchen.local". This option defaults to "yes". <text:span text:style-name="T32">This is set to “no” to prevent a local router to provide also a mDNS resolution, which may interfere with the local mDNS resolve.</text:span></text:p>
      <text:p text:style-name="P25"><text:span text:style-name="T23">publish-addresses=</text:span> Takes a boolean value ("yes" or "no"). If set to "yes" avahi-daemon will register mDNS address records for all local IP addresses. Unless you want to use avahi-daemon exclusively for browsing it's recommended to enable this. If you plan to register local services you need to enable this option. Defaults to "yes". </text:p>
      <text:p text:style-name="P25"><text:span text:style-name="T23">publish-domain=</text:span> Takes a boolean value ("yes" or "no"). If set to "yes" avahi-daemon will announce the locally used domain name (see above) for browsing by other hosts. Defaults to "yes". </text:p>
      <text:p text:style-name="List_20_Contents"/>
      <text:h text:style-name="P20" text:outline-level="3">Avahi services for librespot naming resolution</text:h>
      <text:p text:style-name="P22">See <text:a xlink:type="simple" xlink:href="https://wiki.archlinux.org/title/Avahi" text:style-name="Internet_20_link" text:visited-style-name="Visited_20_Internet_20_Link">avahi-wiki</text:a> for more info.</text:p>
      <text:p text:style-name="P22">Avahi advertises the services whose <text:span text:style-name="Source_20_Text">*.service</text:span> files are found in <text:span text:style-name="Source_20_Text">/etc/avahi/services</text:span>. Files in this directory must be readable by the <text:span text:style-name="Source_20_Text">avahi</text:span> user/group. </text:p>
      <text:p text:style-name="P26">If you want to advertise a service for which there is no <text:span text:style-name="Source_20_Text">*.service</text:span> file, <text:span text:style-name="T32">we have to create such service file. As we need to advertise for _spotify-connect._tcp we have to create a service file doing this.</text:span></text:p>
      <text:p text:style-name="P22"><text:soft-page-break/><draw:frame text:anchor-type="as-char" svg:y="-78.6mm" draw:z-index="3" draw:name="Text Frame 4" draw:style-name="gr2" draw:text-style-name="P71" svg:width="174.9mm" svg:height="73.05mm"><draw:text-box><text:p>&lt;?xml version="1.0" standalone='no'?&gt;</text:p><text:p>&lt;!DOCTYPE service-group SYSTEM "avahi-service.dtd"&gt;</text:p><text:p/><text:p>&lt;service-group&gt;</text:p><text:p><text:s text:c="2"/>&lt;name replace-wildcards="yes"&gt;SpotifyConnect %h&lt;/name&gt;</text:p><text:p><text:s text:c="2"/>&lt;service&gt;</text:p><text:p><text:s text:c="4"/>&lt;type&gt;_spotify-connect._tcp&lt;/type&gt;</text:p><text:p><text:s text:c="4"/>&lt;port&gt;45305&lt;/port&gt;</text:p><text:p><text:s text:c="4"/>&lt;txt-record&gt;VERSION=1.0&lt;/txt-record&gt;</text:p><text:p><text:s text:c="4"/>&lt;txt-record&gt;DESCRIPTION=SpotifyConnect Service&lt;/txt-record&gt;</text:p><text:p><text:s text:c="4"/>&lt;txt-record&gt;CPath=/zeroconf&lt;/txt-record&gt;</text:p><text:p><text:s text:c="2"/>&lt;/service&gt;</text:p><text:p/><text:p>&lt;/service-group&gt;</text:p><text:p/></draw:text-box></draw:frame></text:p>
      <text:p text:style-name="P21"><text:span text:style-name="T23">&lt;service-group&gt;</text:span> The document tag of avahi service files. Should contain one <text:span text:style-name="T23">&lt;name&gt;</text:span> and one or more <text:span text:style-name="T23">&lt;service&gt;</text:span> elements. </text:p>
      <text:p text:style-name="P24"><text:span text:style-name="T23">&lt;name replace-wildcards="yes|no"&gt;</text:span> The service name. <text:span text:style-name="T14">If replace-wildcards is "ye</text:span>s", any occurrence of the string "%h" will be replaced by the local host name. <text:span text:style-name="T33">Here we use “SpotifyConnec” as</text:span> service names . <text:span text:style-name="T14">If replace-wildcards is not s</text:span>pecified, defaults to "no".</text:p>
      <text:p text:style-name="P24"><text:span text:style-name="T23">&lt;type&gt;</text:span> Contains the DNS-SD service type for this service. e.g. "_http._tcp".</text:p>
      <text:p text:style-name="P24"><text:span text:style-name="T23">&lt;port&gt;</text:span> The IP port number the service listens on. </text:p>
      <text:p text:style-name="P24"><text:span text:style-name="T23">&lt;txt-record value-format="text|binary-hex|binary-base64"&gt;</text:span> DNS-SD TXT record data. If <text:span text:style-name="T24">value-format is "text</text:span>", the value of the TXT record is taken verbatim</text:p>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text-properties officeooo:rsid="00049d1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mm"/>
    </style:style>
    <style:style style:name="List_20_Contents" style:display-name="List Contents" style:family="paragraph" style:parent-style-name="Standard" style:class="html">
      <style:paragraph-properties fo:margin-left="10mm"/>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5:40:51.366473548</meta:creation-date>
    <dc:date>2025-05-10T17:44:21.953200693</dc:date>
    <meta:editing-duration>PT55M10S</meta:editing-duration>
    <meta:editing-cycles>11</meta:editing-cycles>
    <meta:generator>LibreOffice/24.2.7.2$Linux_X86_64 LibreOffice_project/420$Build-2</meta:generator>
    <meta:document-statistic meta:table-count="1" meta:image-count="0" meta:object-count="0" meta:page-count="8" meta:paragraph-count="165" meta:word-count="2068" meta:character-count="13548" meta:non-whitespace-character-count="11228"/>
  </office:meta>
</office:document-meta>
</file>